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5BB9222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88cm" fo:margin-left="0.014cm" fo:margin-top="0cm" fo:margin-bottom="0cm" table:align="left" style:writing-mode="page"/>
    </style:style>
    <style:style style:name="Table2.A" style:family="table-column">
      <style:table-column-properties style:column-width="16.988cm"/>
    </style:style>
    <style:style style:name="Table2.1" style:family="table-row">
      <style:table-row-properties style:min-row-height="1.207cm" fo:keep-together="always"/>
    </style:style>
    <style:style style:name="Table2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2.2" style:family="table-row">
      <style:table-row-properties style:min-row-height="2.307cm" fo:keep-together="always"/>
    </style:style>
    <style:style style:name="Table2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88cm" fo:margin-left="0.014cm" fo:margin-top="0cm" fo:margin-bottom="0cm" table:align="left" style:writing-mode="page"/>
    </style:style>
    <style:style style:name="Table4.A" style:family="table-column">
      <style:table-column-properties style:column-width="16.988cm"/>
    </style:style>
    <style:style style:name="Table4.1" style:family="table-row">
      <style:table-row-properties style:min-row-height="1.207cm" fo:keep-together="always"/>
    </style:style>
    <style:style style:name="Table4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4.2" style:family="table-row">
      <style:table-row-properties style:min-row-height="2.307cm" fo:keep-together="always"/>
    </style:style>
    <style:style style:name="Table4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8cm" fo:margin-left="0.014cm" fo:margin-top="0cm" fo:margin-bottom="0cm" table:align="left" style:writing-mode="page"/>
    </style:style>
    <style:style style:name="Table6.A" style:family="table-column">
      <style:table-column-properties style:column-width="16.988cm"/>
    </style:style>
    <style:style style:name="Table6.1" style:family="table-row">
      <style:table-row-properties style:min-row-height="1.207cm" fo:keep-together="always"/>
    </style:style>
    <style:style style:name="Table6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6.2" style:family="table-row">
      <style:table-row-properties style:min-row-height="2.307cm" fo:keep-together="always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88cm" fo:margin-left="0.014cm" fo:margin-top="0cm" fo:margin-bottom="0cm" table:align="left" style:writing-mode="page"/>
    </style:style>
    <style:style style:name="Table8.A" style:family="table-column">
      <style:table-column-properties style:column-width="16.988cm"/>
    </style:style>
    <style:style style:name="Table8.1" style:family="table-row">
      <style:table-row-properties style:min-row-height="1.207cm" fo:keep-together="always"/>
    </style:style>
    <style:style style:name="Table8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8.2" style:family="table-row">
      <style:table-row-properties style:min-row-height="2.307cm" fo:keep-together="always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988cm" fo:margin-left="0.014cm" fo:margin-top="0cm" fo:margin-bottom="0cm" table:align="left" style:writing-mode="page"/>
    </style:style>
    <style:style style:name="Table10.A" style:family="table-column">
      <style:table-column-properties style:column-width="16.988cm"/>
    </style:style>
    <style:style style:name="Table10.1" style:family="table-row">
      <style:table-row-properties style:min-row-height="1.207cm" fo:keep-together="always"/>
    </style:style>
    <style:style style:name="Table10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10.2" style:family="table-row">
      <style:table-row-properties style:min-row-height="2.307cm" fo:keep-together="always"/>
    </style:style>
    <style:style style:name="Table10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c61c1" officeooo:paragraph-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e12e2" officeooo:paragraph-rsid="000e12e2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1847db" officeooo:paragraph-rsid="001847db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1847db" officeooo:paragraph-rsid="001847db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195a49" officeooo:paragraph-rsid="00195a49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3d4d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61c1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e12e2" officeooo:paragraph-rsid="000e12e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fb9ac" officeooo:paragraph-rsid="000fb9ac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0ddb6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29b3b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9" style:family="paragraph" style:parent-style-name="Body_20_Text_20_2">
      <style:paragraph-properties fo:margin-right="-0.852cm" fo:margin-top="0cm" fo:margin-bottom="0cm" style:contextual-spacing="false"/>
    </style:style>
    <style:style style:name="P20" style:family="paragraph" style:parent-style-name="Body_20_Text_20_2">
      <style:paragraph-properties fo:margin-top="0cm" fo:margin-bottom="0cm" style:contextual-spacing="false"/>
    </style:style>
    <style:style style:name="P2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23" style:family="paragraph" style:parent-style-name="Body_20_Text_20_2">
      <style:paragraph-properties fo:margin-top="0cm" fo:margin-bottom="0cm" style:contextual-spacing="false" style:line-height-at-least="0.706cm"/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P24" style:family="paragraph" style:parent-style-name="Body_20_Text_20_2">
      <style:paragraph-properties fo:margin-right="-0.852cm" fo:margin-top="0cm" fo:margin-bottom="0cm" style:contextual-spacing="false"/>
      <style:text-properties officeooo:paragraph-rsid="000c3d4d"/>
    </style:style>
    <style:style style:name="P25" style:family="paragraph" style:parent-style-name="Body_20_Text_20_2">
      <style:paragraph-properties fo:margin-top="0cm" fo:margin-bottom="0cm" style:contextual-spacing="false"/>
      <style:text-properties officeooo:rsid="000c3d4d" officeooo:paragraph-rsid="000c3d4d"/>
    </style:style>
    <style:style style:name="P26" style:family="paragraph" style:parent-style-name="Body_20_Text_20_2">
      <style:paragraph-properties fo:margin-top="0cm" fo:margin-bottom="0cm" style:contextual-spacing="false"/>
      <style:text-properties officeooo:rsid="000e12e2" officeooo:paragraph-rsid="000e12e2"/>
    </style:style>
    <style:style style:name="P27" style:family="paragraph" style:parent-style-name="Body_20_Text_20_2">
      <style:paragraph-properties fo:margin-top="0cm" fo:margin-bottom="0cm" style:contextual-spacing="false"/>
      <style:text-properties officeooo:paragraph-rsid="000fb9ac"/>
    </style:style>
    <style:style style:name="P28" style:family="paragraph" style:parent-style-name="Body_20_Text_20_2">
      <style:paragraph-properties fo:margin-top="0cm" fo:margin-bottom="0cm" style:contextual-spacing="false"/>
      <style:text-properties officeooo:rsid="0015bae9" officeooo:paragraph-rsid="0015bae9"/>
    </style:style>
    <style:style style:name="P29" style:family="paragraph" style:parent-style-name="Body_20_Text_20_2">
      <style:paragraph-properties fo:margin-top="0cm" fo:margin-bottom="0cm" style:contextual-spacing="false"/>
      <style:text-properties officeooo:paragraph-rsid="00168692"/>
    </style:style>
    <style:style style:name="P30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T1" style:family="text"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style:font-name="Calibri" fo:font-size="11pt" style:text-underline-style="solid" style:text-underline-width="auto" style:text-underline-color="font-color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style:font-name="Calibri" fo:font-size="11pt" style:text-underline-style="solid" style:text-underline-width="auto" style:text-underline-color="font-color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3d4d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fb9ac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1847db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style:font-name="Calibri" fo:font-size="11pt" fo:font-weight="normal" style:font-size-asian="11pt" style:font-weight-asian="normal" style:font-size-complex="11pt" style:font-weight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11" style:family="text">
      <style:text-properties fo:color="#404040" loext:opacity="100%" style:font-name="Calibri" fo:font-size="11pt" officeooo:rsid="0016869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12" style:family="text"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T13" style:family="text">
      <style:text-properties style:font-name="Calibri" fo:font-size="18pt" style:font-size-asian="18pt" style:font-name-complex="Calibri1" style:font-size-complex="18pt"/>
    </style:style>
    <style:style style:name="T14" style:family="text">
      <style:text-properties style:font-name="Calibri" fo:font-weight="bold" style:font-weight-asian="bold" style:font-name-complex="Calibri1"/>
    </style:style>
    <style:style style:name="T15" style:family="text">
      <style:text-properties style:font-name="Calibri" style:font-name-complex="Calibri1"/>
    </style:style>
    <style:style style:name="T16" style:family="text">
      <style:text-properties style:font-name="Calibri" fo:font-style="italic" fo:font-weight="bold" style:font-style-asian="italic" style:font-weight-asian="bold" style:font-name-complex="Calibri1"/>
    </style:style>
    <style:style style:name="T17" style:family="text">
      <style:text-properties fo:color="#7030a0" loext:opacity="100%" style:font-name="Calibri" fo:font-weight="bold" style:font-weight-asian="bold" style:font-name-complex="Calibri1"/>
    </style:style>
    <style:style style:name="T18" style:family="text">
      <style:text-properties officeooo:rsid="0010ddb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19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2.2">
          <table:table-cell table:style-name="Table2.A1" office:value-type="string">
            <text:p text:style-name="P20" loext:marker-style-name="T8"><text:span text:style-name="T2">Identité de l’Entreprise 1 :</text:span><text:span text:style-name="T3"> </text:span><text:span text:style-name="T4">SERMA</text:span></text:p>
            <text:p text:style-name="P20" loext:marker-style-name="T10"><text:span text:style-name="T10">Ce que je sais sur cette entreprise : </text:span></text:p>
            <text:p text:style-name="P25" loext:marker-style-name="T10"><text:span text:style-name="T10">Consultant en informatique des Systèmes embarqués. </text:span>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20" loext:marker-style-name="T10"><text:span text:style-name="T10">Pourquoi ce choix de visite ?</text:span><text:span text:style-name="T10"/></text:p>
            <text:p text:style-name="P12" loext:marker-style-name="T10">Les systèmes embarqués appliqués à l’aéronautique civile m’intéressent. </text:p>
            <text:p text:style-name="P11" loext:marker-style-name="T10"/>
            <text:p text:style-name="P20" loext:marker-style-name="T10"><text:span text:style-name="T10">Ce que j’aimerais savoir (les questions que je vais poser) :</text:span></text:p>
            <text:p text:style-name="P17" loext:marker-style-name="T10">Avoir un exemple de projet sur lequel travail un ingénieur.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Ma prise de note pendant la rencontre : </text:span><text:span text:style-name="T10"/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1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8"/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8"/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8"/>
                </table:table-cell>
                <table:table-cell table:style-name="Table1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Bilan et perspectives de ces échanges :</text:span><text:span text:style-name="T10"/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</table:table-cell>
        </table:table-row>
        <table:table-row table:style-name="Table2.2">
          <table:table-cell table:style-name="Table2.A3" office:value-type="string">
            <text:p text:style-name="P5" loext:marker-style-name="T8"/>
          </table:table-cell>
        </table:table-row>
      </table:table>
      <text:p text:style-name="P23" loext:marker-style-name="T12"/>
      <text:p text:style-name="P23" loext:marker-style-name="T12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 loext:marker-style-name="T1"/>
            <text:p text:style-name="P24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4.2">
          <table:table-cell table:style-name="Table4.A1" office:value-type="string">
            <text:p text:style-name="P20" loext:marker-style-name="T8"><text:span text:style-name="T2">Identité de l’Entreprise 2 :</text:span><text:span text:style-name="T3"> </text:span><text:span text:style-name="T5">Safran</text:span></text:p>
            <text:p text:style-name="P20" loext:marker-style-name="T10"><text:span text:style-name="T10">Ce que je sais sur cette entreprise : </text:span><text:span text:style-name="T10"/></text:p>
            <text:p text:style-name="P6" loext:marker-style-name="T8">Fabricants de pièces pour le secteur de l’aéronautique/spatial. 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20" loext:marker-style-name="T10"><text:span text:style-name="T10">Pourquoi ce choix de visite ?</text:span><text:span text:style-name="T10"/></text:p>
            <text:p text:style-name="P13" loext:marker-style-name="T10">Les systèmes embarqués appliqués à l’aéronautique civile m’intéressent. </text:p>
            <text:p text:style-name="P11" loext:marker-style-name="T10"/>
            <text:p text:style-name="P20" loext:marker-style-name="T10"><text:span text:style-name="T10">Ce que j’aimerais savoir (les questions que je vais poser) :</text:span></text:p>
            <text:p text:style-name="P28" loext:marker-style-name="T10"><text:span text:style-name="T10">Est-ce possible de travailler comme ingénieur dans le secteur de l’aéronautique civile uniquement? </text:span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Ma prise de note pendant la rencontre : </text:span><text:span text:style-name="T10"/>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3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/>
                </table:table-cell>
                <table:table-cell table:style-name="Table3.A1" office:value-type="string">
                  <text:p text:style-name="P3" loext:marker-style-name="T8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/>
                </table:table-cell>
                <table:table-cell table:style-name="Table3.A1" office:value-type="string">
                  <text:p text:style-name="P3" loext:marker-style-name="T8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8"/>
                </table:table-cell>
                <table:table-cell table:style-name="Table3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Bilan et perspectives de ces échanges :</text:span><text:span text:style-name="T10"/></text:p>
            <text:p text:style-name="P11" loext:marker-style-name="T10"/>
            <text:p text:style-name="P11" loext:marker-style-name="T10"/>
          </table:table-cell>
        </table:table-row>
        <table:table-row table:style-name="Table4.2">
          <table:table-cell table:style-name="Table4.A3" office:value-type="string">
            <text:p text:style-name="P6" loext:marker-style-name="T8"/>
          </table:table-cell>
        </table:table-row>
      </table:table>
      <text:p text:style-name="P23" loext:marker-style-name="T12"/>
      <text:p text:style-name="P23" loext:marker-style-name="T12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 loext:marker-style-name="T1"/>
            <text:p text:style-name="P24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6.2">
          <table:table-cell table:style-name="Table6.A1" office:value-type="string">
            <text:p text:style-name="P20" loext:marker-style-name="T8"><text:span text:style-name="T2">Identité de l’Entreprise 3 : ST Microelectronics</text:span></text:p>
            <text:p text:style-name="P20" loext:marker-style-name="T10"><text:span text:style-name="T10">Ce que je sais sur cette entreprise : </text:span><text:span text:style-name="T10"/></text:p>
            <text:p text:style-name="P7" loext:marker-style-name="T8">Fabriquant de semi-conducteurs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20" loext:marker-style-name="T10"><text:span text:style-name="T10">Pourquoi ce choix de visite ?</text:span><text:span text:style-name="T10"/></text:p>
            <text:p text:style-name="P14" loext:marker-style-name="T10">Les semi-conducteurs m’intéressent.</text:p>
            <text:p text:style-name="P11" loext:marker-style-name="T10"/>
            <text:p text:style-name="P20" loext:marker-style-name="T10"><text:span text:style-name="T10">Ce que j’aimerais savoir (les questions que je vais poser) :</text:span></text:p>
            <text:p text:style-name="P16" loext:marker-style-name="T10">Avoir un exemple de projet sur lequel travail un ingénieur.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Ma prise de note pendant la rencontre : </text:span><text:span text:style-name="T10"/>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5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8"/>
                </table:table-cell>
                <table:table-cell table:style-name="Table5.A1" office:value-type="string">
                  <text:p text:style-name="P3" loext:marker-style-name="T8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8"/>
                </table:table-cell>
                <table:table-cell table:style-name="Table5.A1" office:value-type="string">
                  <text:p text:style-name="P3" loext:marker-style-name="T8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8"/>
                </table:table-cell>
                <table:table-cell table:style-name="Table5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Bilan et perspectives de ces échanges :</text:span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</table:table-cell>
        </table:table-row>
      </table:table>
      <text:p text:style-name="P23" loext:marker-style-name="T12"/>
      <text:p text:style-name="P23" loext:marker-style-name="T1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 loext:marker-style-name="T1"/>
            <text:p text:style-name="P24" loext:marker-style-name="T8"><text:span text:style-name="T2">NOM Prénom de l’élève-ingénieur : </text:span><text:span text:style-name="T4">Bec-clemente Elio</text:span></text:p>
          </table:table-cell>
        </table:table-row>
        <text:soft-page-break/>
        <table:table-row table:style-name="Table8.2">
          <table:table-cell table:style-name="Table8.A1" office:value-type="string">
            <text:p text:style-name="P20" loext:marker-style-name="T8"><text:span text:style-name="T2">Identité de l’Entreprise 4 :</text:span><text:span text:style-name="T3"> </text:span><text:span text:style-name="T6">Médiane Systèmes</text:span></text:p>
            <text:p text:style-name="P20" loext:marker-style-name="T10"><text:span text:style-name="T10">Ce que je sais sur cette entreprise : </text:span></text:p>
            <text:p text:style-name="P26" loext:marker-style-name="T10"><text:span text:style-name="T10">Électronique, systèmes embarqués, informatique technique et industriel</text:span></text:p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20" loext:marker-style-name="T10"><text:span text:style-name="T10">Pourquoi ce choix de visite ?</text:span><text:span text:style-name="T10"/></text:p>
            <text:p text:style-name="P15" loext:marker-style-name="T10">L’électronique embarqué m’intéresse <text:span text:style-name="T18">dans l’aéronautique civile m’intéresse. </text:span></text:p>
            <text:p text:style-name="P11" loext:marker-style-name="T10"/>
            <text:p text:style-name="P27" loext:marker-style-name="T10"><text:span text:style-name="T10">Ce que j’aimerais savoir (les questions que je vais poser) :</text:span></text:p>
            <text:p text:style-name="P16" loext:marker-style-name="T10">Avoir un exemple de projet sur lequel travail un ingénieur.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Ma prise de note pendant la rencontre : </text:span><text:span text:style-name="T10"/>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7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8"/>
                </table:table-cell>
                <table:table-cell table:style-name="Table7.A1" office:value-type="string">
                  <text:p text:style-name="P3" loext:marker-style-name="T8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8"/>
                </table:table-cell>
                <table:table-cell table:style-name="Table7.A1" office:value-type="string">
                  <text:p text:style-name="P3" loext:marker-style-name="T8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8"/>
                </table:table-cell>
                <table:table-cell table:style-name="Table7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Bilan et perspectives de ces échanges :</text:span><text:span text:style-name="T10"/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</table:table-cell>
        </table:table-row>
      </table:table>
      <text:p text:style-name="P23" loext:marker-style-name="T12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4" loext:marker-style-name="T1"/>
            <text:p text:style-name="P24" loext:marker-style-name="T8"><text:span text:style-name="T2">NOM Prénom de l’élève-ingénieur : </text:span><text:span text:style-name="T4">Bec-clemente Elio</text:span></text:p>
          </table:table-cell>
        </table:table-row>
        <table:table-row table:style-name="Table10.2">
          <table:table-cell table:style-name="Table10.A1" office:value-type="string">
            <text:p text:style-name="P20" loext:marker-style-name="T8"><text:span text:style-name="T2">Identité de l’Entreprise 5 : </text:span><text:span text:style-name="T7">Orange</text:span></text:p>
            <text:p text:style-name="P20" loext:marker-style-name="T10"><text:span text:style-name="T10">Ce que je sais sur cette entreprise : </text:span><text:span text:style-name="T10"/></text:p>
            <text:p text:style-name="P8" loext:marker-style-name="T8">Fournisseur d’accès à internet</text:p>
            <text:p text:style-name="P10" loext:marker-style-name="T8">Fournisseur de réseau téléphonique</text:p>
            <text:p text:style-name="P10" loext:marker-style-name="T8">Informatique</text:p>
            <text:p text:style-name="P5" loext:marker-style-name="T8"/>
            <text:p text:style-name="P5" loext:marker-style-name="T8"/>
            <text:p text:style-name="P5" loext:marker-style-name="T8"/>
            <text:p text:style-name="P20" loext:marker-style-name="T10"><text:span text:style-name="T10">Pourquoi ce choix de visite ?</text:span><text:span text:style-name="T9"/></text:p>
            <text:p text:style-name="P9">L’informatique et les systèmes électroniques embarqués m’intéressent</text:p>
            <text:p text:style-name="P11" loext:marker-style-name="T10"/>
            <text:p text:style-name="P20" loext:marker-style-name="T10"><text:span text:style-name="T10">Ce que j’aimerais savoir (les questions que je vais poser) :</text:span><text:span text:style-name="T10"/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0" loext:marker-style-name="T10"><text:span text:style-name="T10">Ma prise de note pendant la rencontre : </text:span><text:span text:style-name="T10"/></text:p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p text:style-name="P1" loext:marker-style-name="T8"><text:span text:style-name="T8">Noms-Prénoms des personnes rencontrées</text:span><text:span text:style-name="T8"/></text:p>
                </table:table-cell>
                <table:table-cell table:style-name="Table9.A1" office:value-type="string">
                  <text:p text:style-name="P2" loext:marker-style-name="T8"><text:span text:style-name="T8">Postes occupés</text:span><text:span text:style-name="T8"/></text:p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8"/>
                </table:table-cell>
                <table:table-cell table:style-name="Table9.A1" office:value-type="string">
                  <text:p text:style-name="P3" loext:marker-style-name="T8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8"/>
                </table:table-cell>
                <table:table-cell table:style-name="Table9.A1" office:value-type="string">
                  <text:p text:style-name="P3" loext:marker-style-name="T8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8"/>
                </table:table-cell>
                <table:table-cell table:style-name="Table9.A1" office:value-type="string">
                  <text:p text:style-name="P3" loext:marker-style-name="T8"/>
                </table:table-cell>
              </table:table-row>
            </table:table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5" loext:marker-style-name="T8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29" loext:marker-style-name="T10"><text:span text:style-name="T11">Bi</text:span><text:span text:style-name="T10">lan et perspectives de ces échanges :</text:span></text:p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  <text:p text:style-name="P11" loext:marker-style-name="T10"/>
          </table:table-cell>
        </table:table-row>
        <table:table-row table:style-name="Table10.2">
          <table:table-cell table:style-name="Table10.A3" office:value-type="string">
            <text:p text:style-name="P5" loext:marker-style-name="T8"/>
          </table:table-cell>
        </table:table-row>
        <table:table-row table:style-name="Table10.2">
          <table:table-cell table:style-name="Table10.A3" office:value-type="string">
            <text:p text:style-name="P5" loext:marker-style-name="T8"/>
          </table:table-cell>
        </table:table-row>
      </table:table>
      <text:p text:style-name="P23" loext:marker-style-name="T12"><text:soft-page-break/></text:p>
      <text:p text:style-name="P23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dy_20_Text_20_2" style:display-name="Body Text 2" style:family="paragraph" style:parent-style-name="Standard" loext:linked-style-name="Corps_20_de_20_texte_20_2_20_Car">
      <style:paragraph-properties fo:margin-top="0.212cm" fo:margin-bottom="0.423cm" style:contextual-spacing="false"/>
      <style:text-properties fo:color="#3366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Corps_20_de_20_texte_20_2_20_Car" style:display-name="Corps de texte 2 Car" style:family="text" style:parent-style-name="Default_20_Paragraph_20_Font_20__28_WW_29_" loext:linked-style-name="Body_20_Text_20_2">
      <style:text-properties fo:color="#3366ff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c00ff" loext:opacity="100%" fo:font-size="10pt" fo:font-style="normal" fo:font-weight="bold" style:font-size-asian="10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7030a0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7030a0" loext:opacity="100%" fo:font-size="10pt" fo:font-style="normal" fo:font-weight="bold" style:font-size-asian="10pt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letter-kerning="tru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1"/>
    </style:style>
    <style:style style:name="MT2" style:family="text">
      <style:text-properties style:font-name="Calibri" fo:font-size="18pt" style:font-size-asian="18pt" style:font-name-complex="Calibri1" style:font-size-complex="18pt"/>
    </style:style>
    <style:style style:name="MT3" style:family="text">
      <style:text-properties style:font-name="Calibri" fo:font-weight="bold" style:font-weight-asian="bold" style:font-name-complex="Calibri1"/>
    </style:style>
    <style:style style:name="MT4" style:family="text">
      <style:text-properties fo:color="#7030a0" loext:opacity="100%" style:font-name="Calibri" fo:font-weight="bold" style:font-weight-asian="bold" style:font-name-complex="Calibri1"/>
    </style:style>
    <style:style style:name="MT5" style:family="text">
      <style:text-properties style:font-name="Calibri" fo:font-style="italic" fo:font-weight="bold" style:font-style-asian="italic" style:font-weight-asian="bold" style:font-name-complex="Calibri1"/>
    </style:style>
    <style:style style:name="MT6" style:family="text">
      <style:text-properties fo:color="#7030a0" loext:opacity="100%" style:font-name="Calibri" fo:font-style="italic" fo:font-weight="bold" style:font-style-asian="italic" style:font-weight-asian="bold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.751cm" fo:margin-bottom="0.43cm" fo:margin-left="2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6" text:anchor-type="char" svg:x="-0.497cm" svg:y="0.011cm" svg:width="2.604cm" svg:height="1.118cm" draw:z-index="5"><draw:image xlink:href="Pictures/10000000000000D40000005BB922201C.png" xlink:type="simple" xlink:show="embed" xlink:actuate="onLoad" draw:mime-type="image/png"/><draw:contour-polygon svg:width="5.446cm" svg:height="2.292cm" svg:viewBox="0 0 5446 2292" draw:points="25,0 25,2292 5471,2292 5471,0" draw:recreate-on-edit="false"/></draw:frame><text:span text:style-name="MT2"><text:s text:c="26"/></text:span><text:span text:style-name="MT3">MAC-MAP - </text:span><text:span text:style-name="MT4">Retour d’Expériences Forum 2025</text:span></text:p>
        <text:p text:style-name="Header" loext:marker-style-name="MT5"><text:span text:style-name="MT4"><text:s text:c="29"/></text:span><text:span text:style-name="MT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nec</meta:initial-creator>
    <meta:editing-cycles>20</meta:editing-cycles>
    <meta:print-date>2025-01-15T09:26:00</meta:print-date>
    <meta:creation-date>2025-07-17T13:38:00</meta:creation-date>
    <dc:date>2025-10-13T14:21:55.010375179</dc:date>
    <meta:editing-duration>PT1H44M39S</meta:editing-duration>
    <meta:generator>LibreOffice/24.2.3.2$Linux_X86_64 LibreOffice_project/433d9c2ded56988e8a90e6b2e771ee4e6a5ab2ba</meta:generator>
    <meta:document-statistic meta:table-count="10" meta:image-count="1" meta:object-count="0" meta:page-count="6" meta:paragraph-count="63" meta:word-count="412" meta:character-count="2728" meta:non-whitespace-character-count="2307"/>
    <meta:user-defined meta:name="AppVersion">16.0000</meta:user-defined>
    <meta:user-defined meta:name="Company">Esisar - Grenoble-inp</meta:user-defined>
    <meta:template xlink:type="simple" xlink:actuate="onRequest" xlink:title="Normal" xlink:href=""/>
  </office:meta>
</office:document-meta>
</file>